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Lucida Console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564" officeooo:paragraph-rsid="0000a564"/>
    </style:style>
    <style:style style:name="P2" style:family="paragraph" style:parent-style-name="Standard">
      <style:text-properties fo:font-weight="normal" officeooo:rsid="0000a564" officeooo:paragraph-rsid="0000a564" style:font-weight-asian="normal" style:font-weight-complex="normal"/>
    </style:style>
    <style:style style:name="P3" style:family="paragraph" style:parent-style-name="Standard">
      <style:text-properties fo:font-weight="bold" officeooo:rsid="0000a564" officeooo:paragraph-rsid="0000a564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Monaco" fo:letter-spacing="normal" fo:font-style="normal" fo:font-weight="normal" officeooo:rsid="0000a564" officeooo:paragraph-rsid="0000a564" fo:background-color="#f1f1f1" style:font-weight-asian="normal" style:font-weight-complex="normal" loext:padding="0cm" loext:border="none"/>
    </style:style>
    <style:style style:name="P5" style:family="paragraph" style:parent-style-name="Standard">
      <style:text-properties fo:font-weight="normal" officeooo:rsid="0000a564" officeooo:paragraph-rsid="0000a56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18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2"/><text:span text:style-name="T1">Data Analysis and Visualisation</text:span></text:p>
      <text:p text:style-name="P3"/>
      <text:p text:style-name="P3"/>
      <text:p text:style-name="P3">Assignment Description :</text:p>
      <text:p text:style-name="P3"/>
      <text:p text:style-name="P2">This assignment will test your ability to use python to interact with databases, excel</text:p>
      <text:p text:style-name="P2">workbooks, perform data analysis using NumPy, and use matplotlib to generate graphs. Raw</text:p>
      <text:p text:style-name="P2">data will be provided and will need to be stored in a database. You will then need to write</text:p>
      <text:p text:style-name="P2">scripts to query the database and pull out subsets of the data. These subsets will then need</text:p>
      <text:p text:style-name="P2">to be further analysed and have graphs procedurally generated to display relevant</text:p>
      <text:p text:style-name="P2">information. All of the investigations should yield results that you can present in a professional</text:p>
      <text:p text:style-name="P2">report.</text:p>
      <text:p text:style-name="P2"/>
      <text:p text:style-name="P3">Your submission should include:</text:p>
      <text:p text:style-name="P3"/>
      <text:p text:style-name="P2">- A word document (preferred), PDF Is also acceptable, other formats are not</text:p>
      <text:p text:style-name="P2">allowed. This should contain your results presented as a scientific report.</text:p>
      <text:p text:style-name="P2">- .py files containing your code. You should submit a separate .py file for each</text:p>
      <text:p text:style-name="P2">problem.</text:p>
      <text:p text:style-name="P2">- A readme.txt file for your scripts</text:p>
      <text:p text:style-name="P2"/>
      <text:p text:style-name="P3">Problem Statement:</text:p>
      <text:p text:style-name="P3"/>
      <text:p text:style-name="P2">As more and more industries are becoming data driven, being able to process a large volume</text:p>
      <text:p text:style-name="P2">of raw data and produce a concise and insightful summary is becoming more and more</text:p>
      <text:p text:style-name="P2">important. As a data consultant for a government agency, you are tasked with processingsome food inspection and health violation data and producing a report summarising some of</text:p>
      <text:p text:style-name="P2">the information.</text:p>
      <text:p text:style-name="P2">The raw data is provided in 2 excel spreadsheets: (A) Inspections.xlsx and (B) Violations.xlsx.</text:p>
      <text:p text:style-name="P2">You will need to complete the below tasks and present your results in a report.</text:p>
      <text:p text:style-name="P2">For each python script, you should handle the case where the script has already been run and</text:p>
      <text:p text:style-name="P2">therefore the data already exists. This could mean checking to see if the table already existed</text:p>
      <text:p text:style-name="P2">in the database, or a specific workbook/worksheet already exists. In each case, you should</text:p>
      <text:p text:style-name="P2">decide what to do (display error ? Create a book/sheet with a different name ? Delete the</text:p>
      <text:p text:style-name="P2">existing version and re-run the script ?).</text:p>
      <text:p text:style-name="P2">You should write a readme.txt file to accompany your scripts. Prepare a brief usage guide, any</text:p>
      <text:p text:style-name="P2">requirements and assumptions, and document what each script does and any other important</text:p>
      <text:p text:style-name="P2">info (for example; how does each script deal with database tables/excel sheets already</text:p>
      <text:p text:style-name="P2">existing).</text:p>
      <text:p text:style-name="P2"/>
      <text:p text:style-name="P2"/>
      <text:p text:style-name="P3">Task 1 – Access the workbooks and create a database</text:p>
      <text:p text:style-name="P3"/>
      <text:p text:style-name="P2">Create a Python script (db_create.py) to perform the following tasks:</text:p>
      <text:p text:style-name="P2">• Open the excel files.</text:p>
      <text:p text:style-name="P2">• Create a <text:span text:style-name="T2">P</text:span>SQ<text:span text:style-name="T2">L </text:span>database with two tables, one for each excel file. Each column in the excel files</text:p>
      <text:p text:style-name="P2">should correspond to a column in the tables. Make sensible decisions for attribute types.</text:p>
      <text:p text:style-name="P2">• Import the data from the excel files to the corresponding tables in the database.</text:p>
      <text:p text:style-name="P2"/>
      <text:p text:style-name="P2"/>
      <text:p text:style-name="P2"/>
      <text:p text:style-name="P2"/>
      <text:p text:style-name="P3">Task 2 – Query the database:</text:p>
      <text:p text:style-name="P2"/>
      <text:p text:style-name="P2">Create a Python script (sql_food.py) to perform the following tasks:</text:p>
      <text:p text:style-name="P2">• List the distinctive businesses that have had at least 1 violation ordered alphabetically to the</text:p>
      <text:p text:style-name="P2">console and then write their name, address, zip code and city into a new database table called</text:p>
      <text:p text:style-name="P2"><text:soft-page-break/>“Previous Violations”.</text:p>
      <text:p text:style-name="P2">• Print a count of the violations for each business that has at least 1 violation to the console</text:p>
      <text:p text:style-name="P2">along with their name ordered by the number of violations. *SQL Hint: Group By*</text:p>
      <text:p text:style-name="P2"/>
      <text:p text:style-name="P3">Task 3 – Excel via Python :</text:p>
      <text:p text:style-name="P3"/>
      <text:p text:style-name="P2">Create a Python script (excel_food.py) to perform the following tasks:</text:p>
      <text:p text:style-name="P2">• Create a new workbook named “ViolationTypes.xlsx”.•</text:p>
      <text:p text:style-name="P2">• Create a sheet named “Violations Types”.</text:p>
      <text:p text:style-name="P2">Query the database and calculate the number of each type of violation based on violation code.</text:p>
      <text:p text:style-name="P2">• Write the relevant data into the worksheet you created. This should show the total number of</text:p>
      <text:p text:style-name="P2">violations, then list how that is broken down by violation code, including the description of the</text:p>
      <text:p text:style-name="P2">violation code. For example:</text:p>
      <text:p text:style-name="P2"/>
      <text:p text:style-name="P2">code | description | count </text:p>
      <text:p text:style-name="P2"/>
      <text:p text:style-name="P2">foo1 | dirtyfloors <text:s/>| <text:s/>300</text:p>
      <text:p text:style-name="P2">foo2 | rotten food | 135</text:p>
      <text:p text:style-name="P2">=================</text:p>
      <text:p text:style-name="P2"><text:s text:c="2"/>Total_voliations : 435 </text:p>
      <text:p text:style-name="P2"/>
      <text:p text:style-name="P3">Task 4 – Numpy in Python<text:tab/></text:p>
      <text:p text:style-name="P3"/>
      <text:p text:style-name="P2">Create a Python script (numpy_food.py) to perform the following tasks:</text:p>
      <text:p text:style-name="P2">• Query the database and retrieve data to calculate the average violations for every month</text:p>
      <text:p text:style-name="P2">between July 2015 and December 2017 for each postcode.</text:p>
      <text:p text:style-name="P2">• Use MatPlotLib to plot the follow data over time:</text:p>
      <text:p text:style-name="P2">o The violations per month for the postcode(s) with the highest total violations o The</text:p>
      <text:p text:style-name="P2">violations per month for the postcode(s) with the greatest variance (difference) between</text:p>
      <text:p text:style-name="P2">the lowest and highest number of violations for all months.</text:p>
      <text:p text:style-name="P2">o</text:p>
      <text:p text:style-name="P2">The average violations per month for ALL of California (all postcodes combined) o The</text:p>
      <text:p text:style-name="P2">violations per month for all McDonalds and Burger Kings. This will require a new query as</text:p>
      <text:p text:style-name="P2">it is not grouped by postal code.</text:p>
      <text:p text:style-name="P2"/>
      <text:p text:style-name="P3">Task 5 – Report</text:p>
      <text:p text:style-name="P3"/>
      <text:p text:style-name="P2">After developing all of your scripts, you need to take the information and present it in a brief executive-</text:p>
      <text:p text:style-name="P2">style report. You may use the provided template as is, modify it, or come up with your own. Do not</text:p>
      <text:p text:style-name="P2">simply paste data from the console/excel into each section in the template – present the data in a</text:p>
      <text:p text:style-name="P2">professional manner.</text:p>
      <text:p text:style-name="P2"/>
      <text:p text:style-name="P4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Lucida Console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1:07:03.880402255</meta:creation-date>
    <dc:date>2018-09-14T16:26:03.829723224</dc:date>
    <meta:editing-duration>PT1H25M1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75" meta:word-count="797" meta:character-count="4789" meta:non-whitespace-character-count="4000"/>
  </office:meta>
</office:document-meta>
</file>